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DC0000015A905BF88F.png" manifest:media-type="image/png"/>
  <manifest:file-entry manifest:full-path="settings.xml" manifest:media-type="text/xml"/>
</manifest:manifest>
</file>

<file path=content.xml><?xml version="1.0" encoding="utf-8"?>
<ns0:document-content xmlns:ns0="urn:oasis:names:tc:opendocument:xmlns:office:1.0" xmlns:ns1="urn:oasis:names:tc:opendocument:xmlns:style:1.0" xmlns:ns2="urn:oasis:names:tc:opendocument:xmlns:svg-compatible:1.0" xmlns:ns3="urn:oasis:names:tc:opendocument:xmlns:xsl-fo-compatible:1.0" xmlns:ns4="urn:oasis:names:tc:opendocument:xmlns:table:1.0" xmlns:ns5="urn:oasis:names:tc:opendocument:xmlns:drawing:1.0" xmlns:ns6="urn:org:documentfoundation:names:experimental:office:xmlns:loext:1.0" xmlns:ns7="http://www.w3.org/1999/xlink" xmlns:ns8="urn:oasis:names:tc:opendocument:xmlns:text:1.0" xmlns:ns9="urn:org:documentfoundation:names:experimental:calc:xmlns:calcext:1.0" ns0:version="1.4">
  <ns0:scripts/>
  <ns0:font-face-decls>
    <ns1:font-face ns1:name="Andale Sans UI" ns2:font-family="'Andale Sans UI'" ns1:font-family-generic="system" ns1:font-pitch="variable"/>
    <ns1:font-face ns1:name="Arial" ns2:font-family="Arial" ns1:font-family-generic="swiss" ns1:font-pitch="variable"/>
    <ns1:font-face ns1:name="Liberation Sans" ns2:font-family="'Liberation Sans'" ns1:font-family-generic="swiss" ns1:font-pitch="variable"/>
    <ns1:font-face ns1:name="Lucida Sans" ns2:font-family="'Lucida Sans'" ns1:font-family-generic="system" ns1:font-pitch="variable"/>
    <ns1:font-face ns1:name="Microsoft YaHei" ns2:font-family="'Microsoft YaHei'" ns1:font-family-generic="system" ns1:font-pitch="variable"/>
    <ns1:font-face ns1:name="Tahoma" ns2:font-family="Tahoma" ns1:font-family-generic="system" ns1:font-pitch="variable"/>
  </ns0:font-face-decls>
  <ns0:automatic-styles>
    <ns1:style ns1:name="co1" ns1:family="table-column">
      <ns1:table-column-properties ns3:break-before="auto" ns1:column-width="6.862cm"/>
    </ns1:style>
    <ns1:style ns1:name="co2" ns1:family="table-column">
      <ns1:table-column-properties ns3:break-before="auto" ns1:column-width="3.05cm"/>
    </ns1:style>
    <ns1:style ns1:name="co3" ns1:family="table-column">
      <ns1:table-column-properties ns3:break-before="auto" ns1:column-width="2.369cm"/>
    </ns1:style>
    <ns1:style ns1:name="co4" ns1:family="table-column">
      <ns1:table-column-properties ns3:break-before="auto" ns1:column-width="1.307cm"/>
    </ns1:style>
    <ns1:style ns1:name="co5" ns1:family="table-column">
      <ns1:table-column-properties ns3:break-before="auto" ns1:column-width="0.937cm"/>
    </ns1:style>
    <ns1:style ns1:name="co6" ns1:family="table-column">
      <ns1:table-column-properties ns3:break-before="auto" ns1:column-width="1.997cm"/>
    </ns1:style>
    <ns1:style ns1:name="co7" ns1:family="table-column">
      <ns1:table-column-properties ns3:break-before="auto" ns1:column-width="2.258cm"/>
    </ns1:style>
    <ns1:style ns1:name="ro1" ns1:family="table-row">
      <ns1:table-row-properties ns1:row-height="0.452cm" ns3:break-before="auto" ns1:use-optimal-row-height="true"/>
    </ns1:style>
    <ns1:style ns1:name="ro2" ns1:family="table-row">
      <ns1:table-row-properties ns1:row-height="0.529cm" ns3:break-before="auto" ns1:use-optimal-row-height="true"/>
    </ns1:style>
    <ns1:style ns1:name="ta1" ns1:family="table" ns1:master-page-name="Default">
      <ns1:table-properties ns4:display="true" ns1:writing-mode="lr-tb"/>
    </ns1:style>
    <ns1:style ns1:name="ce2" ns1:family="table-cell" ns1:parent-style-name="Default">
      <ns1:table-cell-properties ns1:text-align-source="fix" ns1:repeat-content="false" ns3:border="0.06pt solid #000000" ns1:vertical-align="automatic"/>
      <ns1:paragraph-properties ns3:text-align="center"/>
    </ns1:style>
    <ns1:style ns1:name="ce3" ns1:family="table-cell" ns1:parent-style-name="Default">
      <ns1:table-cell-properties ns3:border="0.06pt solid #000000"/>
    </ns1:style>
    <ns1:style ns1:name="ce4" ns1:family="table-cell" ns1:parent-style-name="Default">
      <ns1:table-cell-properties ns1:text-align-source="fix" ns1:repeat-content="false" ns3:border="0.06pt solid #000000"/>
      <ns1:paragraph-properties ns3:text-align="center" ns3:margin-left="0cm"/>
      <ns1:text-properties ns3:font-size="12pt" ns3:font-weight="bold" ns1:font-size-asian="12pt" ns1:font-weight-asian="bold" ns1:font-size-complex="12pt" ns1:font-weight-complex="bold"/>
    </ns1:style>
    <ns1:style ns1:name="ce8" ns1:family="table-cell" ns1:parent-style-name="Default">
      <ns1:text-properties ns3:font-size="10pt" ns3:font-weight="bold" ns1:font-size-asian="10pt" ns1:font-weight-asian="bold" ns1:font-size-complex="10pt" ns1:font-weight-complex="bold"/>
    </ns1:style>
    <ns1:style ns1:name="ce9" ns1:family="table-cell" ns1:parent-style-name="Default">
      <ns1:table-cell-properties ns3:border="0.06pt solid #000000"/>
    </ns1:style>
    <ns1:style ns1:name="ce10" ns1:family="table-cell" ns1:parent-style-name="Default">
      <ns1:table-cell-properties ns3:background-color="#fff200" ns1:text-align-source="fix" ns1:repeat-content="false" ns3:border="0.06pt solid #000000"/>
      <ns1:paragraph-properties ns3:text-align="start" ns3:margin-left="0cm"/>
      <ns1:text-properties ns3:font-weight="bold" ns1:font-weight-asian="bold" ns1:font-weight-complex="bold"/>
    </ns1:style>
    <ns1:style ns1:name="ce12" ns1:family="table-cell" ns1:parent-style-name="Default">
      <ns1:table-cell-properties ns1:text-align-source="fix" ns1:repeat-content="false" ns3:border="0.06pt solid #000000"/>
      <ns1:paragraph-properties ns3:text-align="start" ns3:margin-left="0cm"/>
    </ns1:style>
    <ns1:style ns1:name="ce14" ns1:family="table-cell" ns1:parent-style-name="Default">
      <ns1:table-cell-properties ns3:border="0.06pt solid #000000"/>
      <ns1:text-properties ns3:font-size="12pt" ns3:font-weight="bold" ns1:font-size-asian="12pt" ns1:font-weight-asian="bold" ns1:font-size-complex="12pt" ns1:font-weight-complex="bold"/>
    </ns1:style>
    <ns1:style ns1:name="ce21" ns1:family="table-cell" ns1:parent-style-name="Default">
      <ns1:table-cell-properties ns1:text-align-source="fix" ns1:repeat-content="false" ns3:border="0.06pt solid #000000" ns1:vertical-align="middle"/>
      <ns1:paragraph-properties ns3:text-align="center"/>
      <ns1:text-properties ns3:font-size="10pt" ns3:font-weight="bold" ns1:font-size-asian="10pt" ns1:font-weight-asian="bold" ns1:font-size-complex="10pt" ns1:font-weight-complex="bold"/>
    </ns1:style>
    <ns1:style ns1:name="ce28" ns1:family="table-cell" ns1:parent-style-name="Default">
      <ns1:table-cell-properties ns3:background-color="#fff200" ns3:border="0.06pt solid #000000"/>
      <ns1:text-properties ns3:font-weight="bold" ns1:font-weight-asian="bold" ns1:font-weight-complex="bold"/>
    </ns1:style>
    <ns1:style ns1:name="ce33" ns1:family="table-cell" ns1:parent-style-name="Default">
      <ns1:table-cell-properties ns1:text-align-source="fix" ns1:repeat-content="false" ns3:border="none" ns1:vertical-align="middle"/>
      <ns1:paragraph-properties ns3:text-align="center"/>
    </ns1:style>
    <ns1:style ns1:name="ce34" ns1:family="table-cell" ns1:parent-style-name="Default">
      <ns1:table-cell-properties ns3:border="none"/>
    </ns1:style>
    <ns1:style ns1:name="gr1" ns1:family="graphic" ns1:parent-style-name="Default">
      <ns1:graphic-properties ns5:stroke="none" ns5:fill="none" ns5:textarea-horizontal-align="center" ns5:textarea-vertical-align="middle" ns5:color-mode="standard" ns5:luminance="0%" ns5:contrast="0%" ns5:gamma="100%" ns5:red="0%" ns5:green="0%" ns5:blue="0%" ns3:clip="rect(0cm, -1.8cm, -0.862cm, 0cm)" ns5:image-opacity="100%" ns1:mirror="none" ns6:decorative="false"/>
      <ns1:paragraph-properties ns3:text-align="center"/>
    </ns1:style>
    <ns1:style ns1:name="P1" ns1:family="paragraph">
      <ns6:graphic-properties ns5:fill="none"/>
      <ns1:paragraph-properties ns3:text-align="center"/>
    </ns1:style>
  </ns0:automatic-styles>
  <ns0:body>
    <ns0:spreadsheet>
      <ns4:table ns4:name="Diárias" ns4:style-name="ta1" ns4:print="false">
        <ns4:shapes>
          <ns5:frame ns5:z-index="0" ns5:name="Figura 1" ns5:style-name="gr1" ns5:text-style-name="P1" ns2:width="16.89cm" ns2:height="2.645cm" ns2:x="0cm" ns2:y="0.001cm">
            <ns5:image ns7:href="Pictures/10000001000008DC0000015A905BF88F.png" ns7:type="simple" ns7:show="embed" ns7:actuate="onLoad" ns5:mime-type="image/png">
              <ns8:p/>
            </ns5:image>
          </ns5:frame>
        </ns4:shapes>
        <ns4:table-column ns4:style-name="co1" ns4:default-cell-style-name="ce9"/>
        <ns4:table-column ns4:style-name="co2" ns4:default-cell-style-name="ce9"/>
        <ns4:table-column ns4:style-name="co3" ns4:default-cell-style-name="ce9"/>
        <ns4:table-column ns4:style-name="co4" ns4:default-cell-style-name="ce9"/>
        <ns4:table-column ns4:style-name="co5" ns4:default-cell-style-name="ce9"/>
        <ns4:table-column ns4:style-name="co6" ns4:default-cell-style-name="ce9"/>
        <ns4:table-column ns4:style-name="co7" ns4:number-columns-repeated="1018" ns4:default-cell-style-name="ce9"/>
        <ns4:table-row ns4:style-name="ro1">
          <ns4:table-cell ns4:style-name="ce2" ns4:number-columns-spanned="6" ns4:number-rows-spanned="7"/>
          <ns4:covered-table-cell ns4:number-columns-repeated="4" ns4:style-name="ce3"/>
          <ns4:covered-table-cell ns4:style-name="ce33"/>
          <ns4:table-cell ns4:number-columns-repeated="1018"/>
        </ns4:table-row>
        <ns4:table-row ns4:style-name="ro1">
          <ns4:covered-table-cell ns4:number-columns-repeated="5" ns4:style-name="ce3"/>
          <ns4:covered-table-cell ns4:style-name="ce34"/>
          <ns4:table-cell ns4:number-columns-repeated="1018"/>
        </ns4:table-row>
        <ns4:table-row ns4:style-name="ro1">
          <ns4:covered-table-cell ns4:number-columns-repeated="5" ns4:style-name="ce3"/>
          <ns4:covered-table-cell ns4:style-name="ce34"/>
          <ns4:table-cell ns4:number-columns-repeated="1018"/>
        </ns4:table-row>
        <ns4:table-row ns4:style-name="ro1">
          <ns4:covered-table-cell ns4:number-columns-repeated="5" ns4:style-name="ce3"/>
          <ns4:covered-table-cell ns4:style-name="ce34"/>
          <ns4:table-cell ns4:number-columns-repeated="1018"/>
        </ns4:table-row>
        <ns4:table-row ns4:style-name="ro1">
          <ns4:covered-table-cell ns4:number-columns-repeated="5" ns4:style-name="ce3"/>
          <ns4:covered-table-cell ns4:style-name="ce34"/>
          <ns4:table-cell ns4:number-columns-repeated="1018"/>
        </ns4:table-row>
        <ns4:table-row ns4:style-name="ro1">
          <ns4:covered-table-cell ns4:number-columns-repeated="5" ns4:style-name="ce3"/>
          <ns4:covered-table-cell ns4:style-name="ce34"/>
          <ns4:table-cell ns4:number-columns-repeated="1018"/>
        </ns4:table-row>
        <ns4:table-row ns4:style-name="ro1">
          <ns4:covered-table-cell ns4:number-columns-repeated="5" ns4:style-name="ce3"/>
          <ns4:covered-table-cell ns4:style-name="ce34"/>
          <ns4:table-cell ns4:number-columns-repeated="1018"/>
        </ns4:table-row>
        <ns4:table-row ns4:style-name="ro2">
          <ns4:table-cell ns4:style-name="ce4" ns0:value-type="string" ns9:value-type="string" ns4:number-columns-spanned="6" ns4:number-rows-spanned="1">
            <ns8:p>Planilha para pedidos de diárias</ns8:p>
          </ns4:table-cell>
          <ns4:covered-table-cell ns4:number-columns-repeated="5" ns4:style-name="ce14"/>
          <ns4:table-cell ns4:number-columns-repeated="1018"/>
        </ns4:table-row>
        <ns4:table-row ns4:style-name="ro2">
          <ns4:table-cell ns4:style-name="ce4" ns0:value-type="string" ns9:value-type="string" ns4:number-columns-spanned="6" ns4:number-rows-spanned="1">
            <ns8:p>Setor: Núcleo de Fiscalização (NUFIS)</ns8:p>
          </ns4:table-cell>
          <ns4:covered-table-cell ns4:number-columns-repeated="5" ns4:style-name="ce14"/>
          <ns4:table-cell ns4:number-columns-repeated="1018"/>
        </ns4:table-row>
        <ns4:table-row ns4:style-name="ro2">
          <ns4:table-cell ns4:style-name="ce8" ns0:value-type="string" ns9:value-type="string">
            <ns8:p>REGIONAL: <ns8:s/>8ª Regional – Iguatu</ns8:p>
          </ns4:table-cell>
          <ns4:table-cell ns4:style-name="ce14" ns4:number-columns-repeated="5"/>
          <ns4:table-cell ns4:number-columns-repeated="1018"/>
        </ns4:table-row>
        <ns4:table-row ns4:style-name="ro2">
          <ns4:table-cell ns4:style-name="Default"/>
          <ns4:table-cell ns4:style-name="ce21"/>
          <ns4:table-cell ns4:style-name="ce14" ns4:number-columns-repeated="4"/>
          <ns4:table-cell ns4:number-columns-repeated="1018"/>
        </ns4:table-row>
        <ns4:table-row ns4:style-name="ro1">
          <ns4:table-cell ns4:number-columns-repeated="1024"/>
        </ns4:table-row>
        <ns4:table-row ns4:style-name="ro1">
          <ns4:table-cell ns4:number-columns-repeated="8"/>
          <ns4:table-cell ns4:style-name="ce21"/>
          <ns4:table-cell ns4:number-columns-repeated="1015"/>
        </ns4:table-row>
        <ns4:table-row ns4:style-name="ro1">
          <ns4:table-cell ns4:style-name="ce10" ns0:value-type="string" ns9:value-type="string">
            <ns8:p>DOUGLAS GOSTOSO</ns8:p>
          </ns4:table-cell>
          <ns4:table-cell ns4:style-name="ce10" ns0:value-type="string" ns9:value-type="string" ns4:number-columns-spanned="5" ns4:number-rows-spanned="1">
            <ns8:p>Local: </ns8:p>
          </ns4:table-cell>
          <ns4:covered-table-cell ns4:number-columns-repeated="4" ns4:style-name="ce10"/>
          <ns4:table-cell ns4:number-columns-repeated="2"/>
          <ns4:table-cell ns4:style-name="ce21"/>
          <ns4:table-cell ns4:number-columns-repeated="1015"/>
        </ns4:table-row>
        <ns4:table-row ns4:style-name="ro1">
          <ns4:table-cell ns4:style-name="ce10" ns0:value-type="string" ns9:value-type="string">
            <ns8:p>douglas gostoso</ns8:p>
          </ns4:table-cell>
          <ns4:table-cell ns4:style-name="ce10" ns0:value-type="string" ns9:value-type="string">
            <ns8:p>Matrícula</ns8:p>
          </ns4:table-cell>
          <ns4:table-cell ns4:style-name="ce28" ns0:value-type="string" ns9:value-type="string">
            <ns8:p>Nº Viagem</ns8:p>
          </ns4:table-cell>
          <ns4:table-cell ns4:style-name="ce28" ns0:value-type="string" ns9:value-type="string">
            <ns8:p>Conc?</ns8:p>
          </ns4:table-cell>
          <ns4:table-cell ns4:style-name="ce28" ns0:value-type="string" ns9:value-type="string">
            <ns8:p>Rev?</ns8:p>
          </ns4:table-cell>
          <ns4:table-cell ns4:style-name="ce28" ns0:value-type="string" ns9:value-type="string">
            <ns8:p>Obs. </ns8:p>
          </ns4:table-cell>
          <ns4:table-cell ns4:number-columns-repeated="2"/>
          <ns4:table-cell ns4:style-name="ce21"/>
          <ns4:table-cell ns4:number-columns-repeated="1015"/>
        </ns4:table-row>
        <ns4:table-row ns4:style-name="ro1">
          <ns4:table-cell/>
          <ns4:table-cell ns4:style-name="ce12"/>
          <ns4:table-cell ns4:number-columns-repeated="6"/>
          <ns4:table-cell ns4:style-name="ce21"/>
          <ns4:table-cell ns4:number-columns-repeated="1015"/>
        </ns4:table-row>
        <ns4:table-row ns4:style-name="ro1">
          <ns4:table-cell ns4:number-columns-repeated="8"/>
          <ns4:table-cell ns4:style-name="ce21"/>
          <ns4:table-cell ns4:number-columns-repeated="1015"/>
        </ns4:table-row>
        <ns4:table-row ns4:style-name="ro1">
          <ns4:table-cell ns4:style-name="ce10" ns0:value-type="string" ns9:value-type="string">
            <ns8:p>Período:</ns8:p>
          </ns4:table-cell>
          <ns4:table-cell ns4:style-name="ce10" ns0:value-type="string" ns9:value-type="string" ns4:number-columns-spanned="5" ns4:number-rows-spanned="1">
            <ns8:p>Local: </ns8:p>
          </ns4:table-cell>
          <ns4:covered-table-cell ns4:number-columns-repeated="4" ns4:style-name="ce10"/>
          <ns4:table-cell ns4:number-columns-repeated="1018"/>
        </ns4:table-row>
        <ns4:table-row ns4:style-name="ro1">
          <ns4:table-cell ns4:style-name="ce10" ns0:value-type="string" ns9:value-type="string">
            <ns8:p>Servidor</ns8:p>
          </ns4:table-cell>
          <ns4:table-cell ns4:style-name="ce10" ns0:value-type="string" ns9:value-type="string">
            <ns8:p>Matrícula</ns8:p>
          </ns4:table-cell>
          <ns4:table-cell ns4:style-name="ce28" ns0:value-type="string" ns9:value-type="string">
            <ns8:p>Nº Viagem</ns8:p>
          </ns4:table-cell>
          <ns4:table-cell ns4:style-name="ce28" ns0:value-type="string" ns9:value-type="string">
            <ns8:p>Conc?</ns8:p>
          </ns4:table-cell>
          <ns4:table-cell ns4:style-name="ce28" ns0:value-type="string" ns9:value-type="string">
            <ns8:p>Rev?</ns8:p>
          </ns4:table-cell>
          <ns4:table-cell ns4:style-name="ce28" ns0:value-type="string" ns9:value-type="string">
            <ns8:p>Obs. </ns8:p>
          </ns4:table-cell>
          <ns4:table-cell ns4:number-columns-repeated="1018"/>
        </ns4:table-row>
        <ns4:table-row ns4:style-name="ro1" ns4:number-rows-repeated="3">
          <ns4:table-cell/>
          <ns4:table-cell ns4:style-name="ce12" ns4:number-columns-repeated="5"/>
          <ns4:table-cell ns4:number-columns-repeated="1018"/>
        </ns4:table-row>
        <ns4:table-row ns4:style-name="ro1">
          <ns4:table-cell ns4:style-name="ce10" ns0:value-type="string" ns9:value-type="string">
            <ns8:p>Período:</ns8:p>
          </ns4:table-cell>
          <ns4:table-cell ns4:style-name="ce10" ns0:value-type="string" ns9:value-type="string" ns4:number-columns-spanned="5" ns4:number-rows-spanned="1">
            <ns8:p>Local: </ns8:p>
          </ns4:table-cell>
          <ns4:covered-table-cell ns4:number-columns-repeated="4" ns4:style-name="ce10"/>
          <ns4:table-cell ns4:number-columns-repeated="1018"/>
        </ns4:table-row>
        <ns4:table-row ns4:style-name="ro1">
          <ns4:table-cell ns4:style-name="ce10" ns0:value-type="string" ns9:value-type="string">
            <ns8:p>Servidor</ns8:p>
          </ns4:table-cell>
          <ns4:table-cell ns4:style-name="ce10" ns0:value-type="string" ns9:value-type="string">
            <ns8:p>Matrícula</ns8:p>
          </ns4:table-cell>
          <ns4:table-cell ns4:style-name="ce28" ns0:value-type="string" ns9:value-type="string">
            <ns8:p>Nº Viagem</ns8:p>
          </ns4:table-cell>
          <ns4:table-cell ns4:style-name="ce28" ns0:value-type="string" ns9:value-type="string">
            <ns8:p>Conc?</ns8:p>
          </ns4:table-cell>
          <ns4:table-cell ns4:style-name="ce28" ns0:value-type="string" ns9:value-type="string">
            <ns8:p>Rev?</ns8:p>
          </ns4:table-cell>
          <ns4:table-cell ns4:style-name="ce28" ns0:value-type="string" ns9:value-type="string">
            <ns8:p>Obs. </ns8:p>
          </ns4:table-cell>
          <ns4:table-cell ns4:number-columns-repeated="1018"/>
        </ns4:table-row>
        <ns4:table-row ns4:style-name="ro1" ns4:number-rows-repeated="2">
          <ns4:table-cell/>
          <ns4:table-cell ns4:style-name="ce12" ns4:number-columns-repeated="5"/>
          <ns4:table-cell ns4:number-columns-repeated="1018"/>
        </ns4:table-row>
        <ns4:table-row ns4:style-name="ro1" ns4:number-rows-repeated="2">
          <ns4:table-cell ns4:style-name="ce12" ns4:number-columns-repeated="6"/>
          <ns4:table-cell ns4:number-columns-repeated="1018"/>
        </ns4:table-row>
        <ns4:table-row ns4:style-name="ro1">
          <ns4:table-cell ns4:style-name="ce10" ns0:value-type="string" ns9:value-type="string">
            <ns8:p>Período:</ns8:p>
          </ns4:table-cell>
          <ns4:table-cell ns4:style-name="ce10" ns0:value-type="string" ns9:value-type="string" ns4:number-columns-spanned="5" ns4:number-rows-spanned="1">
            <ns8:p>Local: </ns8:p>
          </ns4:table-cell>
          <ns4:covered-table-cell ns4:number-columns-repeated="4" ns4:style-name="ce10"/>
          <ns4:table-cell ns4:number-columns-repeated="1018"/>
        </ns4:table-row>
        <ns4:table-row ns4:style-name="ro1">
          <ns4:table-cell ns4:style-name="ce10" ns0:value-type="string" ns9:value-type="string">
            <ns8:p>Servidor</ns8:p>
          </ns4:table-cell>
          <ns4:table-cell ns4:style-name="ce10" ns0:value-type="string" ns9:value-type="string">
            <ns8:p>Matrícula</ns8:p>
          </ns4:table-cell>
          <ns4:table-cell ns4:style-name="ce28" ns0:value-type="string" ns9:value-type="string">
            <ns8:p>Nº Viagem</ns8:p>
          </ns4:table-cell>
          <ns4:table-cell ns4:style-name="ce28" ns0:value-type="string" ns9:value-type="string">
            <ns8:p>Conc?</ns8:p>
          </ns4:table-cell>
          <ns4:table-cell ns4:style-name="ce28" ns0:value-type="string" ns9:value-type="string">
            <ns8:p>Rev?</ns8:p>
          </ns4:table-cell>
          <ns4:table-cell ns4:style-name="ce28" ns0:value-type="string" ns9:value-type="string">
            <ns8:p>Obs. </ns8:p>
          </ns4:table-cell>
          <ns4:table-cell ns4:number-columns-repeated="1018"/>
        </ns4:table-row>
        <ns4:table-row ns4:style-name="ro1">
          <ns4:table-cell ns4:style-name="ce12" ns4:number-columns-repeated="2"/>
          <ns4:table-cell ns4:number-columns-repeated="1022"/>
        </ns4:table-row>
        <ns4:table-row ns4:style-name="ro1" ns4:number-rows-repeated="2">
          <ns4:table-cell/>
          <ns4:table-cell ns4:style-name="ce12"/>
          <ns4:table-cell ns4:number-columns-repeated="1022"/>
        </ns4:table-row>
        <ns4:table-row ns4:style-name="ro1">
          <ns4:table-cell/>
          <ns4:table-cell ns4:style-name="ce12" ns4:number-columns-repeated="5"/>
          <ns4:table-cell ns4:number-columns-repeated="1018"/>
        </ns4:table-row>
        <ns4:table-row ns4:style-name="ro1" ns4:number-rows-repeated="39">
          <ns4:table-cell ns4:number-columns-repeated="1024"/>
        </ns4:table-row>
        <ns4:table-row ns4:style-name="ro1" ns4:number-rows-repeated="113">
          <ns4:table-cell ns4:style-name="Default" ns4:number-columns-repeated="4"/>
          <ns4:table-cell ns4:number-columns-repeated="1020"/>
        </ns4:table-row>
        <ns4:table-row ns4:style-name="ro1" ns4:number-rows-repeated="95">
          <ns4:table-cell ns4:style-name="Default" ns4:number-columns-repeated="11"/>
          <ns4:table-cell ns4:number-columns-repeated="1013"/>
        </ns4:table-row>
        <ns4:table-row ns4:style-name="ro1" ns4:number-rows-repeated="1048294">
          <ns4:table-cell ns4:number-columns-repeated="1024"/>
        </ns4:table-row>
        <ns4:table-row ns4:style-name="ro1">
          <ns4:table-cell ns4:number-columns-repeated="1024"/>
        </ns4:table-row>
        <ns4:table-row>
          <ns4:table-cell ns4:value-type="string">
            <ns8:p>Período: 03/10 a 06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CIDNO FABRÍCIO DOS SANTOS LIMA</ns8:p>
          </ns4:table-cell>
          <ns4:table-cell ns4:value-type="string">
            <ns8:p>123456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number-columns-spanned="6">
            <ns8:p>Período: 03/10 a 06/10/2025</ns8:p>
          </ns4:table-cell>
          <ns4:covered-table-cell/>
          <ns4:covered-table-cell/>
          <ns4:covered-table-cell/>
          <ns4:covered-table-cell/>
          <ns4:covered-table-cell/>
        </ns4:table-row>
        <ns4:table-row>
          <ns4:table-cell>
            <ns8:p>Servidor</ns8:p>
          </ns4:table-cell>
          <ns4:table-cell>
            <ns8:p>Matrícula</ns8:p>
          </ns4:table-cell>
          <ns4:table-cell>
            <ns8:p>Nº Viagem</ns8:p>
          </ns4:table-cell>
          <ns4:table-cell>
            <ns8:p>Conc?</ns8:p>
          </ns4:table-cell>
          <ns4:table-cell>
            <ns8:p>Rev?</ns8:p>
          </ns4:table-cell>
          <ns4:table-cell>
            <ns8:p>Obs.</ns8:p>
          </ns4:table-cell>
        </ns4:table-row>
        <ns4:table-row>
          <ns4:table-cell>
            <ns8:p>CIDNO FABRÍCIO DOS SANTOS LIMA</ns8:p>
          </ns4:table-cell>
          <ns4:table-cell>
            <ns8:p>123456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DOUGLAS ALBERTO DOS SANTOS</ns8:p>
          </ns4:table-cell>
          <ns4:table-cell>
            <ns8:p>789012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ANTÔNIO IVANILDO CAETANO COSTA</ns8:p>
          </ns4:table-cell>
          <ns4:table-cell>
            <ns8:p>345678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JOSÉ CARLOS DA SILVA</ns8:p>
          </ns4:table-cell>
          <ns4:table-cell>
            <ns8:p>901234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MARIA FERNANDA OLIVEIRA</ns8:p>
          </ns4:table-cell>
          <ns4:table-cell>
            <ns8:p>567890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 ns4:number-columns-spanned="6">
            <ns8:p>Período: 10/10 a 12/10/2025</ns8:p>
          </ns4:table-cell>
          <ns4:covered-table-cell/>
          <ns4:covered-table-cell/>
          <ns4:covered-table-cell/>
          <ns4:covered-table-cell/>
          <ns4:covered-table-cell/>
        </ns4:table-row>
        <ns4:table-row>
          <ns4:table-cell>
            <ns8:p>Servidor</ns8:p>
          </ns4:table-cell>
          <ns4:table-cell>
            <ns8:p>Matrícula</ns8:p>
          </ns4:table-cell>
          <ns4:table-cell>
            <ns8:p>Nº Viagem</ns8:p>
          </ns4:table-cell>
          <ns4:table-cell>
            <ns8:p>Conc?</ns8:p>
          </ns4:table-cell>
          <ns4:table-cell>
            <ns8:p>Rev?</ns8:p>
          </ns4:table-cell>
          <ns4:table-cell>
            <ns8:p>Obs.</ns8:p>
          </ns4:table-cell>
        </ns4:table-row>
        <ns4:table-row>
          <ns4:table-cell ns4:number-columns-spanned="6">
            <ns8:p>Período: 03/10 a 05/10/2025</ns8:p>
          </ns4:table-cell>
          <ns4:covered-table-cell/>
          <ns4:covered-table-cell/>
          <ns4:covered-table-cell/>
          <ns4:covered-table-cell/>
          <ns4:covered-table-cell/>
        </ns4:table-row>
        <ns4:table-row>
          <ns4:table-cell>
            <ns8:p>Servidor</ns8:p>
          </ns4:table-cell>
          <ns4:table-cell>
            <ns8:p>Matrícula</ns8:p>
          </ns4:table-cell>
          <ns4:table-cell>
            <ns8:p>Nº Viagem</ns8:p>
          </ns4:table-cell>
          <ns4:table-cell>
            <ns8:p>Conc?</ns8:p>
          </ns4:table-cell>
          <ns4:table-cell>
            <ns8:p>Rev?</ns8:p>
          </ns4:table-cell>
          <ns4:table-cell>
            <ns8:p>Obs.</ns8:p>
          </ns4:table-cell>
        </ns4:table-row>
        <ns4:table-row>
          <ns4:table-cell>
            <ns8:p>ANTÔNIO IVANILDO CAETANO COSTA</ns8:p>
          </ns4:table-cell>
          <ns4:table-cell>
            <ns8:p>345678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 ns4:number-columns-spanned="6">
            <ns8:p>Período: 03/10 a 06/10/2025</ns8:p>
          </ns4:table-cell>
          <ns4:covered-table-cell/>
          <ns4:covered-table-cell/>
          <ns4:covered-table-cell/>
          <ns4:covered-table-cell/>
          <ns4:covered-table-cell/>
        </ns4:table-row>
        <ns4:table-row>
          <ns4:table-cell>
            <ns8:p>Servidor</ns8:p>
          </ns4:table-cell>
          <ns4:table-cell>
            <ns8:p>Matrícula</ns8:p>
          </ns4:table-cell>
          <ns4:table-cell>
            <ns8:p>Nº Viagem</ns8:p>
          </ns4:table-cell>
          <ns4:table-cell>
            <ns8:p>Conc?</ns8:p>
          </ns4:table-cell>
          <ns4:table-cell>
            <ns8:p>Rev?</ns8:p>
          </ns4:table-cell>
          <ns4:table-cell>
            <ns8:p>Obs.</ns8:p>
          </ns4:table-cell>
        </ns4:table-row>
        <ns4:table-row>
          <ns4:table-cell>
            <ns8:p>CIDNO FABRÍCIO DOS SANTOS LIMA</ns8:p>
          </ns4:table-cell>
          <ns4:table-cell>
            <ns8:p>123456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DOUGLAS ALBERTO DOS SANTOS</ns8:p>
          </ns4:table-cell>
          <ns4:table-cell>
            <ns8:p>789012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 ns4:number-columns-spanned="6">
            <ns8:p>Período: 10/10 a 11/10/2025</ns8:p>
          </ns4:table-cell>
          <ns4:covered-table-cell/>
          <ns4:covered-table-cell/>
          <ns4:covered-table-cell/>
          <ns4:covered-table-cell/>
          <ns4:covered-table-cell/>
        </ns4:table-row>
        <ns4:table-row>
          <ns4:table-cell>
            <ns8:p>Servidor</ns8:p>
          </ns4:table-cell>
          <ns4:table-cell>
            <ns8:p>Matrícula</ns8:p>
          </ns4:table-cell>
          <ns4:table-cell>
            <ns8:p>Nº Viagem</ns8:p>
          </ns4:table-cell>
          <ns4:table-cell>
            <ns8:p>Conc?</ns8:p>
          </ns4:table-cell>
          <ns4:table-cell>
            <ns8:p>Rev?</ns8:p>
          </ns4:table-cell>
          <ns4:table-cell>
            <ns8:p>Obs.</ns8:p>
          </ns4:table-cell>
        </ns4:table-row>
        <ns4:table-row>
          <ns4:table-cell>
            <ns8:p>MARIA FERNANDA OLIVEIRA</ns8:p>
          </ns4:table-cell>
          <ns4:table-cell>
            <ns8:p>567890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 ns4:number-columns-spanned="6">
            <ns8:p>Período: 10/10 a 12/10/2025</ns8:p>
          </ns4:table-cell>
          <ns4:covered-table-cell/>
          <ns4:covered-table-cell/>
          <ns4:covered-table-cell/>
          <ns4:covered-table-cell/>
          <ns4:covered-table-cell/>
        </ns4:table-row>
        <ns4:table-row>
          <ns4:table-cell>
            <ns8:p>Servidor</ns8:p>
          </ns4:table-cell>
          <ns4:table-cell>
            <ns8:p>Matrícula</ns8:p>
          </ns4:table-cell>
          <ns4:table-cell>
            <ns8:p>Nº Viagem</ns8:p>
          </ns4:table-cell>
          <ns4:table-cell>
            <ns8:p>Conc?</ns8:p>
          </ns4:table-cell>
          <ns4:table-cell>
            <ns8:p>Rev?</ns8:p>
          </ns4:table-cell>
          <ns4:table-cell>
            <ns8:p>Obs.</ns8:p>
          </ns4:table-cell>
        </ns4:table-row>
        <ns4:table-row>
          <ns4:table-cell>
            <ns8:p>JOSÉ CARLOS DA SILVA</ns8:p>
          </ns4:table-cell>
          <ns4:table-cell>
            <ns8:p>901234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PEDRO HENRIQUE SANTOS</ns8:p>
          </ns4:table-cell>
          <ns4:table-cell>
            <ns8:p>111222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ANA CAROLINA FERREIRA</ns8:p>
          </ns4:table-cell>
          <ns4:table-cell>
            <ns8:p>333444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RICARDO ALMEIDA COSTA</ns8:p>
          </ns4:table-cell>
          <ns4:table-cell>
            <ns8:p>555666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 ns4:number-columns-spanned="6">
            <ns8:p>Período: 15/10 a 18/10/2025</ns8:p>
          </ns4:table-cell>
          <ns4:covered-table-cell/>
          <ns4:covered-table-cell/>
          <ns4:covered-table-cell/>
          <ns4:covered-table-cell/>
          <ns4:covered-table-cell/>
        </ns4:table-row>
        <ns4:table-row>
          <ns4:table-cell>
            <ns8:p>Servidor</ns8:p>
          </ns4:table-cell>
          <ns4:table-cell>
            <ns8:p>Matrícula</ns8:p>
          </ns4:table-cell>
          <ns4:table-cell>
            <ns8:p>Nº Viagem</ns8:p>
          </ns4:table-cell>
          <ns4:table-cell>
            <ns8:p>Conc?</ns8:p>
          </ns4:table-cell>
          <ns4:table-cell>
            <ns8:p>Rev?</ns8:p>
          </ns4:table-cell>
          <ns4:table-cell>
            <ns8:p>Obs.</ns8:p>
          </ns4:table-cell>
        </ns4:table-row>
        <ns4:table-row>
          <ns4:table-cell>
            <ns8:p>FERNANDA SILVA RODRIGUES</ns8:p>
          </ns4:table-cell>
          <ns4:table-cell>
            <ns8:p>777888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CARLOS EDUARDO LIMA</ns8:p>
          </ns4:table-cell>
          <ns4:table-cell>
            <ns8:p>999000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JULIANA COSTA SANTOS</ns8:p>
          </ns4:table-cell>
          <ns4:table-cell>
            <ns8:p>111333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>ROBERTO CARLOS OLIVEIRA</ns8:p>
          </ns4:table-cell>
          <ns4:table-cell>
            <ns8:p>222444</ns8:p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  <ns4:table-cell>
            <ns8:p/>
          </ns4:table-cell>
        </ns4:table-row>
        <ns4:table-row>
          <ns4:table-cell ns4:value-type="string">
            <ns8:p>DOUGLAS GOSTOSO</ns8:p>
          </ns4:table-cell>
          <ns4:table-cell ns4:value-type="string">
            <ns8:p>789012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10/10 a 12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MARIA SILVA SANTOS</ns8:p>
          </ns4:table-cell>
          <ns4:table-cell ns4:value-type="string">
            <ns8:p>345678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03/10 a 06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CIDNO FABRÍCIO DOS SANTOS LIMA</ns8:p>
          </ns4:table-cell>
          <ns4:table-cell ns4:value-type="string">
            <ns8:p>123456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DOUGLAS GOSTOSO</ns8:p>
          </ns4:table-cell>
          <ns4:table-cell ns4:value-type="string">
            <ns8:p>789012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10/10 a 12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MARIA SILVA SANTOS</ns8:p>
          </ns4:table-cell>
          <ns4:table-cell ns4:value-type="string">
            <ns8:p>345678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03/10 a 04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IDIONY GONÇALVES DOS SANTOS</ns8:p>
          </ns4:table-cell>
          <ns4:table-cell ns4:value-type="string">
            <ns8:p>3006362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LIDIANA LUCAS UCHOA</ns8:p>
          </ns4:table-cell>
          <ns4:table-cell ns4:value-type="string">
            <ns8:p>300030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ATRÍCIA MARIA FERNANDES PALÁCIO</ns8:p>
          </ns4:table-cell>
          <ns4:table-cell ns4:value-type="string">
            <ns8:p>3000472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03/10 a 05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ANTÔNIA ZÉLIA N. DE M. MORAIS</ns8:p>
          </ns4:table-cell>
          <ns4:table-cell ns4:value-type="string">
            <ns8:p>424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ANTÔNIO CRISTIÃ DA SILVA</ns8:p>
          </ns4:table-cell>
          <ns4:table-cell ns4:value-type="string">
            <ns8:p>30063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ANTÔNIO IVANILDO CAETANO COSTA</ns8:p>
          </ns4:table-cell>
          <ns4:table-cell ns4:value-type="string">
            <ns8:p>1541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CIDNO FABRÍCIO DOS SANTOS LIMA</ns8:p>
          </ns4:table-cell>
          <ns4:table-cell ns4:value-type="string">
            <ns8:p>300632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DOUGLAS ALBERTO DOS SANTOS</ns8:p>
          </ns4:table-cell>
          <ns4:table-cell ns4:value-type="string">
            <ns8:p>300636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04/10 a 05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CASSIO DE ARAUJO BATISTA</ns8:p>
          </ns4:table-cell>
          <ns4:table-cell ns4:value-type="string">
            <ns8:p>300648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06/10 a 07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ANTÔNIA ZÉLIA N. DE M. MORAIS</ns8:p>
          </ns4:table-cell>
          <ns4:table-cell ns4:value-type="string">
            <ns8:p>424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CIDNO FABRÍCIO DOS SANTOS LIMA</ns8:p>
          </ns4:table-cell>
          <ns4:table-cell ns4:value-type="string">
            <ns8:p>300632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10/10 a 11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DOUGLAS ALBERTO DOS SANTOS</ns8:p>
          </ns4:table-cell>
          <ns4:table-cell ns4:value-type="string">
            <ns8:p>300636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LIDIANA LUCAS UCHOA</ns8:p>
          </ns4:table-cell>
          <ns4:table-cell ns4:value-type="string">
            <ns8:p>300030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Período: 12/10 a 13/10/2025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>Servidor</ns8:p>
          </ns4:table-cell>
          <ns4:table-cell ns4:value-type="string">
            <ns8:p>Matrícula</ns8:p>
          </ns4:table-cell>
          <ns4:table-cell ns4:value-type="string">
            <ns8:p>Nº Viagem</ns8:p>
          </ns4:table-cell>
          <ns4:table-cell ns4:value-type="string">
            <ns8:p>Conc?</ns8:p>
          </ns4:table-cell>
          <ns4:table-cell ns4:value-type="string">
            <ns8:p>Rev?</ns8:p>
          </ns4:table-cell>
          <ns4:table-cell ns4:value-type="string">
            <ns8:p>Obs.</ns8:p>
          </ns4:table-cell>
        </ns4:table-row>
        <ns4:table-row>
          <ns4:table-cell ns4:value-type="string">
            <ns8:p>DOUGLAS ALBERTO DOS SANTOS</ns8:p>
          </ns4:table-cell>
          <ns4:table-cell ns4:value-type="string">
            <ns8:p>3006363</ns8:p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  <ns4:table-row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  <ns4:table-cell ns4:value-type="string">
            <ns8:p/>
          </ns4:table-cell>
        </ns4:table-row>
      </ns4:table>
      <ns4:named-expressions/>
    </ns0:spreadsheet>
  </ns0:body>
</ns0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1:17:15.71706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T14H11M31S</meta:editing-duration>
    <meta:editing-cycles>77</meta:editing-cycles>
    <meta:generator>LibreOffice/25.2.5.2$Windows_X86_64 LibreOffice_project/03d19516eb2e1dd5d4ccd751a0d6f35f35e08022</meta:generator>
    <dc:date>2025-09-21T11:29:03.192303100</dc:date>
    <meta:print-date>2025-09-16T16:15:35.493301719</meta:print-date>
    <meta:document-statistic meta:table-count="1" meta:cell-count="35" meta:object-count="1"/>
    <meta:user-defined meta:name="Info 1"/>
    <meta:user-defined meta:name="Info 2"/>
    <meta:user-defined meta:name="Info 3"/>
    <meta:user-defined meta:name="Info 4"/>
  </office:meta>
</office:document-meta>
</file>